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ssenschaftliche Projektarbeit</text:p>
      <text:p text:style-name="Standard">WS16/17</text:p>
      <text:p text:style-name="Standard">Katharina Ziegler</text:p>
      <text:p text:style-name="Standard">Mat Nr 791521</text:p>
      <text:p text:style-name="Standard">Medieninformatik Ba online</text:p>
      <text:p text:style-name="Standard">Beuth Hochschule für Technik</text:p>
      <text:p text:style-name="Standard"/>
      <text:p text:style-name="Standard"/>
      <text:p text:style-name="Standard">Thema: automatisiertes Software Testing</text:p>
      <text:p text:style-name="Standard"/>
      <text:p text:style-name="Standard">-Notwendigkeit von Software Tests -kleine Projekte </text:p>
      <text:p text:style-name="Standard"><text:tab/><text:tab/><text:tab/><text:tab/> <text:s text:c="9"/>-große Projekte</text:p>
      <text:p text:style-name="Standard"/>
      <text:p text:style-name="Standard">-Wer testet?</text:p>
      <text:p text:style-name="Standard"/>
      <text:p text:style-name="Standard">-automatisiertes Testen <text:s text:c="2"/>-pro</text:p>
      <text:p text:style-name="Standard"><text:tab/><text:tab/><text:tab/> <text:s text:c="3"/>-contra</text:p>
      <text:p text:style-name="Standard"/>
      <text:p text:style-name="Standard">-Planung, Organisation, Tools <text:s text:c="2"/>-Zusammenhang mit Entwicklungsmodellen</text:p>
      <text:p text:style-name="Standard"/>
      <text:p text:style-name="Standard">-Testnormen</text:p>
      <text:p text:style-name="Standard"><text:span text:style-name="T1">IEEE 829 Standard for Software Test Documentation</text:span> </text:p>
      <text:p text:style-name="Standard">-Ausblick</text:p>
      <text:p text:style-name="Standard"/>
      <text:p text:style-name="Standard">-Zusammenfassung -Fazit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9T12:32:16.37</meta:creation-date>
    <dc:date>2016-10-23T18:34:45.13</dc:date>
    <meta:editing-duration>PT31M54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7" meta:word-count="50" meta:character-count="460"/>
  </office:meta>
</office:document-meta>
</file>